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20000006ED445E937FE42AFC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6.86cm, 0.038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127cm" svg:height="2.285cm" svg:x="0.842cm" svg:y="12.938cm">
          <draw:image xlink:href="Pictures/10000201000003A20000006ED445E937FE42AFC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1-02T19:41:13.594972224</dc:date>
    <meta:editing-duration>PT1M8S</meta:editing-duration>
    <meta:editing-cycles>1</meta:editing-cycles>
    <meta:document-statistic meta:object-count="1"/>
    <meta:generator>LibreOffice/5.3.7.2.0$Linux_X86_64 LibreOffice_project/30m0$Build-2</meta:generator>
  </office:meta>
</office:document-meta>
</file>